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weight="bold"/>
    </style:style>
    <style:style style:name="T8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verse Madness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are given a string <text:bookmark text:name="MathJax-Element-1-Frame"/><text:bookmark text:name="MathJax-Span-1"/><text:bookmark text:name="MathJax-Span-2"/><text:bookmark text:name="MathJax-Span-3"/><text:span text:style-name="T1">s</text:span><text:span text:style-name="T3">�</text:span> of length <text:bookmark text:name="MathJax-Element-2-Frame"/><text:bookmark text:name="MathJax-Span-4"/><text:bookmark text:name="MathJax-Span-5"/><text:bookmark text:name="MathJax-Span-6"/><text:span text:style-name="T1">n</text:span><text:span text:style-name="T3">�</text:span>, containing lowercase Latin letters.</text:p>
      <text:p text:style-name="P9">Next you will be given a positive integer <text:bookmark text:name="MathJax-Element-3-Frame"/><text:bookmark text:name="MathJax-Span-7"/><text:bookmark text:name="MathJax-Span-8"/><text:bookmark text:name="MathJax-Span-9"/><text:span text:style-name="T1">k</text:span><text:span text:style-name="T3">�</text:span> and two arrays, <text:bookmark text:name="MathJax-Element-4-Frame"/><text:bookmark text:name="MathJax-Span-10"/><text:bookmark text:name="MathJax-Span-11"/><text:bookmark text:name="MathJax-Span-12"/><text:span text:style-name="T1">l</text:span><text:span text:style-name="T3">�</text:span> and <text:bookmark text:name="MathJax-Element-5-Frame"/><text:bookmark text:name="MathJax-Span-13"/><text:bookmark text:name="MathJax-Span-14"/><text:bookmark text:name="MathJax-Span-15"/><text:span text:style-name="T1">r</text:span><text:span text:style-name="T3">�</text:span> of length <text:bookmark text:name="MathJax-Element-6-Frame"/><text:bookmark text:name="MathJax-Span-16"/><text:bookmark text:name="MathJax-Span-17"/><text:bookmark text:name="MathJax-Span-18"/><text:span text:style-name="T1">k</text:span><text:span text:style-name="T3">�</text:span>.</text:p>
      <text:p text:style-name="P12">It is guaranteed that the following conditions hold for these 2 arrays:</text:p>
      <text:list xml:id="list2543550404" text:style-name="L1">
        <text:list-item>
          <text:p text:style-name="P10"><text:bookmark text:name="MathJax-Element-7-Frame"/><text:bookmark text:name="MathJax-Span-19"/><text:bookmark text:name="MathJax-Span-20"/><text:bookmark text:name="MathJax-Span-21"/><text:bookmark text:name="MathJax-Span-22"/><text:span text:style-name="T1">l</text:span><text:bookmark text:name="MathJax-Span-23"/><text:span text:style-name="T4">1</text:span><text:bookmark text:name="MathJax-Span-24"/><text:span text:style-name="T5">=</text:span><text:bookmark text:name="MathJax-Span-25"/><text:span text:style-name="T5">1</text:span><text:span text:style-name="T3">�1=1</text:span>;</text:p>
        </text:list-item>
        <text:list-item>
          <text:p text:style-name="P10"><text:bookmark text:name="MathJax-Element-8-Frame"/><text:bookmark text:name="MathJax-Span-26"/><text:bookmark text:name="MathJax-Span-27"/><text:bookmark text:name="MathJax-Span-28"/><text:bookmark text:name="MathJax-Span-29"/><text:span text:style-name="T1">r</text:span><text:bookmark text:name="MathJax-Span-30"/><text:span text:style-name="T2">k</text:span><text:bookmark text:name="MathJax-Span-31"/><text:span text:style-name="T5">=</text:span><text:bookmark text:name="MathJax-Span-32"/><text:span text:style-name="T1">n</text:span><text:span text:style-name="T3">��=�</text:span>;</text:p>
        </text:list-item>
        <text:list-item>
          <text:p text:style-name="P10"><text:bookmark text:name="MathJax-Element-9-Frame"/><text:bookmark text:name="MathJax-Span-33"/><text:bookmark text:name="MathJax-Span-34"/><text:bookmark text:name="MathJax-Span-35"/><text:bookmark text:name="MathJax-Span-36"/><text:span text:style-name="T1">l</text:span><text:bookmark text:name="MathJax-Span-37"/><text:span text:style-name="T2">i</text:span><text:bookmark text:name="MathJax-Span-38"/><text:span text:style-name="T6">≤</text:span><text:bookmark text:name="MathJax-Span-39"/><text:bookmark text:name="MathJax-Span-40"/><text:span text:style-name="T1">r</text:span><text:bookmark text:name="MathJax-Span-41"/><text:span text:style-name="T2">i</text:span><text:span text:style-name="T3">��≤��</text:span>, for each positive integer <text:bookmark text:name="MathJax-Element-10-Frame"/><text:bookmark text:name="MathJax-Span-42"/><text:bookmark text:name="MathJax-Span-43"/><text:bookmark text:name="MathJax-Span-44"/><text:span text:style-name="T1">i</text:span><text:span text:style-name="T3">�</text:span> such that <text:bookmark text:name="MathJax-Element-11-Frame"/><text:bookmark text:name="MathJax-Span-45"/><text:bookmark text:name="MathJax-Span-46"/><text:bookmark text:name="MathJax-Span-47"/><text:span text:style-name="T5">1</text:span><text:bookmark text:name="MathJax-Span-48"/><text:span text:style-name="T6">≤</text:span><text:bookmark text:name="MathJax-Span-49"/><text:span text:style-name="T1">i</text:span><text:bookmark text:name="MathJax-Span-50"/><text:span text:style-name="T6">≤</text:span><text:bookmark text:name="MathJax-Span-51"/><text:span text:style-name="T1">k</text:span><text:span text:style-name="T3">1≤�≤�</text:span>;</text:p>
        </text:list-item>
        <text:list-item>
          <text:p text:style-name="P10"><text:bookmark text:name="MathJax-Element-12-Frame"/><text:bookmark text:name="MathJax-Span-52"/><text:bookmark text:name="MathJax-Span-53"/><text:bookmark text:name="MathJax-Span-54"/><text:bookmark text:name="MathJax-Span-55"/><text:span text:style-name="T1">l</text:span><text:bookmark text:name="MathJax-Span-56"/><text:span text:style-name="T2">i</text:span><text:bookmark text:name="MathJax-Span-57"/><text:span text:style-name="T5">=</text:span><text:bookmark text:name="MathJax-Span-58"/><text:bookmark text:name="MathJax-Span-59"/><text:span text:style-name="T1">r</text:span><text:bookmark text:name="MathJax-Span-60"/><text:bookmark text:name="MathJax-Span-61"/><text:bookmark text:name="MathJax-Span-62"/><text:span text:style-name="T2">i</text:span><text:bookmark text:name="MathJax-Span-63"/><text:span text:style-name="T6">−</text:span><text:bookmark text:name="MathJax-Span-64"/><text:span text:style-name="T4">1</text:span><text:bookmark text:name="MathJax-Span-65"/><text:span text:style-name="T5">+</text:span><text:bookmark text:name="MathJax-Span-66"/><text:span text:style-name="T5">1</text:span><text:span text:style-name="T3">��=��−1+1</text:span>, for each positive integer <text:bookmark text:name="MathJax-Element-13-Frame"/><text:bookmark text:name="MathJax-Span-67"/><text:bookmark text:name="MathJax-Span-68"/><text:bookmark text:name="MathJax-Span-69"/><text:span text:style-name="T1">i</text:span><text:span text:style-name="T3">�</text:span> such that <text:bookmark text:name="MathJax-Element-14-Frame"/><text:bookmark text:name="MathJax-Span-70"/><text:bookmark text:name="MathJax-Span-71"/><text:bookmark text:name="MathJax-Span-72"/><text:span text:style-name="T5">2</text:span><text:bookmark text:name="MathJax-Span-73"/><text:span text:style-name="T6">≤</text:span><text:bookmark text:name="MathJax-Span-74"/><text:span text:style-name="T1">i</text:span><text:bookmark text:name="MathJax-Span-75"/><text:span text:style-name="T6">≤</text:span><text:bookmark text:name="MathJax-Span-76"/><text:span text:style-name="T1">k</text:span><text:span text:style-name="T3">2≤�≤�</text:span>;</text:p>
        </text:list-item>
      </text:list>
      <text:p text:style-name="P9">Now you will be given a positive integer <text:bookmark text:name="MathJax-Element-15-Frame"/><text:bookmark text:name="MathJax-Span-77"/><text:bookmark text:name="MathJax-Span-78"/><text:bookmark text:name="MathJax-Span-79"/><text:span text:style-name="T1">q</text:span><text:span text:style-name="T3">�</text:span> which represents the number of modifications you need to do on <text:bookmark text:name="MathJax-Element-16-Frame"/><text:bookmark text:name="MathJax-Span-80"/><text:bookmark text:name="MathJax-Span-81"/><text:bookmark text:name="MathJax-Span-82"/><text:span text:style-name="T1">s</text:span><text:span text:style-name="T3">�</text:span>.</text:p>
      <text:p text:style-name="P9">Each modification is defined with one positive integer <text:bookmark text:name="MathJax-Element-17-Frame"/><text:bookmark text:name="MathJax-Span-83"/><text:bookmark text:name="MathJax-Span-84"/><text:bookmark text:name="MathJax-Span-85"/><text:span text:style-name="T1">x</text:span><text:span text:style-name="T3">�</text:span>:</text:p>
      <text:list xml:id="list67118112" text:style-name="L2">
        <text:list-item>
          <text:p text:style-name="P11">Find an index <text:bookmark text:name="MathJax-Element-18-Frame"/><text:bookmark text:name="MathJax-Span-86"/><text:bookmark text:name="MathJax-Span-87"/><text:bookmark text:name="MathJax-Span-88"/><text:span text:style-name="T1">i</text:span><text:span text:style-name="T3">�</text:span> such that <text:bookmark text:name="MathJax-Element-19-Frame"/><text:bookmark text:name="MathJax-Span-89"/><text:bookmark text:name="MathJax-Span-90"/><text:bookmark text:name="MathJax-Span-91"/><text:bookmark text:name="MathJax-Span-92"/><text:span text:style-name="T1">l</text:span><text:bookmark text:name="MathJax-Span-93"/><text:span text:style-name="T2">i</text:span><text:bookmark text:name="MathJax-Span-94"/><text:span text:style-name="T6">≤</text:span><text:bookmark text:name="MathJax-Span-95"/><text:span text:style-name="T1">x</text:span><text:bookmark text:name="MathJax-Span-96"/><text:span text:style-name="T6">≤</text:span><text:bookmark text:name="MathJax-Span-97"/><text:bookmark text:name="MathJax-Span-98"/><text:span text:style-name="T1">r</text:span><text:bookmark text:name="MathJax-Span-99"/><text:span text:style-name="T2">i</text:span><text:span text:style-name="T3">��≤�≤��</text:span> (notice that such <text:bookmark text:name="MathJax-Element-20-Frame"/><text:bookmark text:name="MathJax-Span-100"/><text:bookmark text:name="MathJax-Span-101"/><text:bookmark text:name="MathJax-Span-102"/><text:span text:style-name="T1">i</text:span><text:span text:style-name="T3">�</text:span> is unique).</text:p>
        </text:list-item>
        <text:list-item>
          <text:p text:style-name="P11">Let <text:bookmark text:name="MathJax-Element-21-Frame"/><text:bookmark text:name="MathJax-Span-103"/><text:bookmark text:name="MathJax-Span-104"/><text:bookmark text:name="MathJax-Span-105"/><text:span text:style-name="T1">a</text:span><text:bookmark text:name="MathJax-Span-106"/><text:span text:style-name="T5">=</text:span><text:bookmark text:name="MathJax-Span-107"/><text:span text:style-name="T5">min</text:span><text:bookmark text:name="MathJax-Span-108"/><text:span text:style-name="T5">(</text:span><text:bookmark text:name="MathJax-Span-109"/><text:span text:style-name="T1">x</text:span><text:bookmark text:name="MathJax-Span-110"/><text:span text:style-name="T5">,</text:span><text:bookmark text:name="MathJax-Span-111"/><text:bookmark text:name="MathJax-Span-112"/><text:span text:style-name="T1">r</text:span><text:bookmark text:name="MathJax-Span-113"/><text:span text:style-name="T2">i</text:span><text:bookmark text:name="MathJax-Span-114"/><text:span text:style-name="T5">+</text:span><text:bookmark text:name="MathJax-Span-115"/><text:bookmark text:name="MathJax-Span-116"/><text:span text:style-name="T1">l</text:span><text:bookmark text:name="MathJax-Span-117"/><text:span text:style-name="T2">i</text:span><text:bookmark text:name="MathJax-Span-118"/><text:span text:style-name="T6">−</text:span><text:bookmark text:name="MathJax-Span-119"/><text:span text:style-name="T1">x</text:span><text:bookmark text:name="MathJax-Span-120"/><text:span text:style-name="T5">)</text:span><text:span text:style-name="T3">�=min(�,��+��−�)</text:span> and let <text:bookmark text:name="MathJax-Element-22-Frame"/><text:bookmark text:name="MathJax-Span-121"/><text:bookmark text:name="MathJax-Span-122"/><text:bookmark text:name="MathJax-Span-123"/><text:span text:style-name="T1">b</text:span><text:bookmark text:name="MathJax-Span-124"/><text:span text:style-name="T5">=</text:span><text:bookmark text:name="MathJax-Span-125"/><text:span text:style-name="T5">max</text:span><text:bookmark text:name="MathJax-Span-126"/><text:span text:style-name="T5">(</text:span><text:bookmark text:name="MathJax-Span-127"/><text:span text:style-name="T1">x</text:span><text:bookmark text:name="MathJax-Span-128"/><text:span text:style-name="T5">,</text:span><text:bookmark text:name="MathJax-Span-129"/><text:bookmark text:name="MathJax-Span-130"/><text:span text:style-name="T1">r</text:span><text:bookmark text:name="MathJax-Span-131"/><text:span text:style-name="T2">i</text:span><text:bookmark text:name="MathJax-Span-132"/><text:span text:style-name="T5">+</text:span><text:bookmark text:name="MathJax-Span-133"/><text:bookmark text:name="MathJax-Span-134"/><text:span text:style-name="T1">l</text:span><text:bookmark text:name="MathJax-Span-135"/><text:span text:style-name="T2">i</text:span><text:bookmark text:name="MathJax-Span-136"/><text:span text:style-name="T6">−</text:span><text:bookmark text:name="MathJax-Span-137"/><text:span text:style-name="T1">x</text:span><text:bookmark text:name="MathJax-Span-138"/><text:span text:style-name="T5">)</text:span><text:span text:style-name="T3">�=max(�,��+��−�)</text:span>.</text:p>
        </text:list-item>
        <text:list-item>
          <text:p text:style-name="P11">Reverse the substring of <text:bookmark text:name="MathJax-Element-23-Frame"/><text:bookmark text:name="MathJax-Span-139"/><text:bookmark text:name="MathJax-Span-140"/><text:bookmark text:name="MathJax-Span-141"/><text:span text:style-name="T1">s</text:span><text:span text:style-name="T3">�</text:span> from index <text:bookmark text:name="MathJax-Element-24-Frame"/><text:bookmark text:name="MathJax-Span-142"/><text:bookmark text:name="MathJax-Span-143"/><text:bookmark text:name="MathJax-Span-144"/><text:span text:style-name="T1">a</text:span><text:span text:style-name="T3">�</text:span> to index <text:bookmark text:name="MathJax-Element-25-Frame"/><text:bookmark text:name="MathJax-Span-145"/><text:bookmark text:name="MathJax-Span-146"/><text:bookmark text:name="MathJax-Span-147"/><text:span text:style-name="T1">b</text:span><text:span text:style-name="T3">�</text:span>.</text:p>
        </text:list-item>
      </text:list>
      <text:p text:style-name="P9">Reversing the substring <text:bookmark text:name="MathJax-Element-26-Frame"/><text:bookmark text:name="MathJax-Span-148"/><text:bookmark text:name="MathJax-Span-149"/><text:bookmark text:name="MathJax-Span-150"/><text:span text:style-name="T5">[</text:span><text:bookmark text:name="MathJax-Span-151"/><text:span text:style-name="T1">a</text:span><text:bookmark text:name="MathJax-Span-152"/><text:span text:style-name="T5">,</text:span><text:bookmark text:name="MathJax-Span-153"/><text:span text:style-name="T1">b</text:span><text:bookmark text:name="MathJax-Span-154"/><text:span text:style-name="T5">]</text:span><text:span text:style-name="T3">[�,�]</text:span> of a string <text:bookmark text:name="MathJax-Element-27-Frame"/><text:bookmark text:name="MathJax-Span-155"/><text:bookmark text:name="MathJax-Span-156"/><text:bookmark text:name="MathJax-Span-157"/><text:span text:style-name="T1">s</text:span><text:span text:style-name="T3">�</text:span> means to make <text:bookmark text:name="MathJax-Element-28-Frame"/><text:bookmark text:name="MathJax-Span-158"/><text:bookmark text:name="MathJax-Span-159"/><text:bookmark text:name="MathJax-Span-160"/><text:span text:style-name="T1">s</text:span><text:span text:style-name="T3">�</text:span> equal to <text:bookmark text:name="MathJax-Element-29-Frame"/><text:bookmark text:name="MathJax-Span-161"/><text:bookmark text:name="MathJax-Span-162"/><text:bookmark text:name="MathJax-Span-163"/><text:bookmark text:name="MathJax-Span-164"/><text:span text:style-name="T1">s</text:span><text:bookmark text:name="MathJax-Span-165"/><text:span text:style-name="T4">1</text:span><text:bookmark text:name="MathJax-Span-166"/><text:span text:style-name="T5">,</text:span><text:bookmark text:name="MathJax-Span-167"/><text:bookmark text:name="MathJax-Span-168"/><text:span text:style-name="T1">s</text:span><text:bookmark text:name="MathJax-Span-169"/><text:span text:style-name="T4">2</text:span><text:bookmark text:name="MathJax-Span-170"/><text:span text:style-name="T5">,</text:span><text:bookmark text:name="MathJax-Span-171"/><text:span text:style-name="T6">…</text:span><text:bookmark text:name="MathJax-Span-172"/><text:span text:style-name="T5">,</text:span><text:bookmark text:name="MathJax-Span-173"/><text:bookmark text:name="MathJax-Span-174"/><text:span text:style-name="T1">s</text:span><text:bookmark text:name="MathJax-Span-175"/><text:bookmark text:name="MathJax-Span-176"/><text:bookmark text:name="MathJax-Span-177"/><text:span text:style-name="T2">a</text:span><text:bookmark text:name="MathJax-Span-178"/><text:span text:style-name="T6">−</text:span><text:bookmark text:name="MathJax-Span-179"/><text:span text:style-name="T4">1</text:span><text:bookmark text:name="MathJax-Span-180"/><text:span text:style-name="T5">,</text:span><text:bookmark text:name="MathJax-Span-181"/><text:span text:style-name="T6"> </text:span><text:bookmark text:name="MathJax-Span-182"/><text:bookmark text:name="MathJax-Span-183"/><text:span text:style-name="T1">s</text:span><text:bookmark text:name="MathJax-Span-184"/><text:span text:style-name="T2">b</text:span><text:bookmark text:name="MathJax-Span-185"/><text:span text:style-name="T5">,</text:span><text:bookmark text:name="MathJax-Span-186"/><text:bookmark text:name="MathJax-Span-187"/><text:span text:style-name="T1">s</text:span><text:bookmark text:name="MathJax-Span-188"/><text:bookmark text:name="MathJax-Span-189"/><text:bookmark text:name="MathJax-Span-190"/><text:span text:style-name="T2">b</text:span><text:bookmark text:name="MathJax-Span-191"/><text:span text:style-name="T6">−</text:span><text:bookmark text:name="MathJax-Span-192"/><text:span text:style-name="T4">1</text:span><text:bookmark text:name="MathJax-Span-193"/><text:span text:style-name="T5">,</text:span><text:bookmark text:name="MathJax-Span-194"/><text:span text:style-name="T6">…</text:span><text:bookmark text:name="MathJax-Span-195"/><text:span text:style-name="T5">,</text:span><text:bookmark text:name="MathJax-Span-196"/><text:bookmark text:name="MathJax-Span-197"/><text:span text:style-name="T1">s</text:span><text:bookmark text:name="MathJax-Span-198"/><text:bookmark text:name="MathJax-Span-199"/><text:bookmark text:name="MathJax-Span-200"/><text:span text:style-name="T2">a</text:span><text:bookmark text:name="MathJax-Span-201"/><text:span text:style-name="T4">+</text:span><text:bookmark text:name="MathJax-Span-202"/><text:span text:style-name="T4">1</text:span><text:bookmark text:name="MathJax-Span-203"/><text:span text:style-name="T5">,</text:span><text:bookmark text:name="MathJax-Span-204"/><text:bookmark text:name="MathJax-Span-205"/><text:span text:style-name="T1">s</text:span><text:bookmark text:name="MathJax-Span-206"/><text:span text:style-name="T2">a</text:span><text:bookmark text:name="MathJax-Span-207"/><text:span text:style-name="T5">,</text:span><text:bookmark text:name="MathJax-Span-208"/><text:span text:style-name="T6"> </text:span><text:bookmark text:name="MathJax-Span-209"/><text:bookmark text:name="MathJax-Span-210"/><text:span text:style-name="T1">s</text:span><text:bookmark text:name="MathJax-Span-211"/><text:bookmark text:name="MathJax-Span-212"/><text:bookmark text:name="MathJax-Span-213"/><text:span text:style-name="T2">b</text:span><text:bookmark text:name="MathJax-Span-214"/><text:span text:style-name="T4">+</text:span><text:bookmark text:name="MathJax-Span-215"/><text:span text:style-name="T4">1</text:span><text:bookmark text:name="MathJax-Span-216"/><text:span text:style-name="T5">,</text:span><text:bookmark text:name="MathJax-Span-217"/><text:bookmark text:name="MathJax-Span-218"/><text:span text:style-name="T1">s</text:span><text:bookmark text:name="MathJax-Span-219"/><text:bookmark text:name="MathJax-Span-220"/><text:bookmark text:name="MathJax-Span-221"/><text:span text:style-name="T2">b</text:span><text:bookmark text:name="MathJax-Span-222"/><text:span text:style-name="T4">+</text:span><text:bookmark text:name="MathJax-Span-223"/><text:span text:style-name="T4">2</text:span><text:bookmark text:name="MathJax-Span-224"/><text:span text:style-name="T5">,</text:span><text:bookmark text:name="MathJax-Span-225"/><text:span text:style-name="T6">…</text:span><text:bookmark text:name="MathJax-Span-226"/><text:span text:style-name="T5">,</text:span><text:bookmark text:name="MathJax-Span-227"/><text:bookmark text:name="MathJax-Span-228"/><text:span text:style-name="T1">s</text:span><text:bookmark text:name="MathJax-Span-229"/><text:bookmark text:name="MathJax-Span-230"/><text:bookmark text:name="MathJax-Span-231"/><text:span text:style-name="T2">n</text:span><text:bookmark text:name="MathJax-Span-232"/><text:span text:style-name="T6">−</text:span><text:bookmark text:name="MathJax-Span-233"/><text:span text:style-name="T4">1</text:span><text:bookmark text:name="MathJax-Span-234"/><text:span text:style-name="T5">,</text:span><text:bookmark text:name="MathJax-Span-235"/><text:bookmark text:name="MathJax-Span-236"/><text:span text:style-name="T1">s</text:span><text:bookmark text:name="MathJax-Span-237"/><text:span text:style-name="T2">n</text:span><text:span text:style-name="T3">�1,�2,…,��−1, ��,��−1,…,��+1,��, ��+1,��+2,…,��−1,��</text:span>.</text:p>
      <text:p text:style-name="P9">Print <text:bookmark text:name="MathJax-Element-30-Frame"/><text:bookmark text:name="MathJax-Span-238"/><text:bookmark text:name="MathJax-Span-239"/><text:bookmark text:name="MathJax-Span-240"/><text:span text:style-name="T1">s</text:span><text:span text:style-name="T3">�</text:span> after the last modification is finished.</text:p>
      <text:p text:style-name="P14">Input</text:p>
      <text:p text:style-name="P9">Each test contains multiple test cases. The first line contains a single integer <text:bookmark text:name="MathJax-Element-31-Frame"/><text:bookmark text:name="MathJax-Span-241"/><text:bookmark text:name="MathJax-Span-242"/><text:bookmark text:name="MathJax-Span-243"/><text:span text:style-name="T1">t</text:span><text:span text:style-name="T3">�</text:span> (<text:bookmark text:name="MathJax-Element-32-Frame"/><text:bookmark text:name="MathJax-Span-244"/><text:bookmark text:name="MathJax-Span-245"/><text:bookmark text:name="MathJax-Span-246"/><text:span text:style-name="T5">1</text:span><text:bookmark text:name="MathJax-Span-247"/><text:span text:style-name="T6">≤</text:span><text:bookmark text:name="MathJax-Span-248"/><text:span text:style-name="T1">t</text:span><text:bookmark text:name="MathJax-Span-249"/><text:span text:style-name="T6">≤</text:span><text:bookmark text:name="MathJax-Span-250"/><text:bookmark text:name="MathJax-Span-251"/><text:span text:style-name="T5">10</text:span><text:bookmark text:name="MathJax-Span-252"/><text:span text:style-name="T4">4</text:span><text:span text:style-name="T3">1≤�≤104</text:span>) — the number of test cases. Description of the test cases follows.</text:p>
      <text:p text:style-name="P9">The first line of each test case contains two integers <text:bookmark text:name="MathJax-Element-33-Frame"/><text:bookmark text:name="MathJax-Span-253"/><text:bookmark text:name="MathJax-Span-254"/><text:bookmark text:name="MathJax-Span-255"/><text:span text:style-name="T1">n</text:span><text:span text:style-name="T3">�</text:span> and <text:bookmark text:name="MathJax-Element-34-Frame"/><text:bookmark text:name="MathJax-Span-256"/><text:bookmark text:name="MathJax-Span-257"/><text:bookmark text:name="MathJax-Span-258"/><text:span text:style-name="T1">k</text:span><text:span text:style-name="T3">�</text:span> (<text:bookmark text:name="MathJax-Element-35-Frame"/><text:bookmark text:name="MathJax-Span-259"/><text:bookmark text:name="MathJax-Span-260"/><text:bookmark text:name="MathJax-Span-261"/><text:span text:style-name="T5">1</text:span><text:bookmark text:name="MathJax-Span-262"/><text:span text:style-name="T6">≤</text:span><text:bookmark text:name="MathJax-Span-263"/><text:span text:style-name="T1">k</text:span><text:bookmark text:name="MathJax-Span-264"/><text:span text:style-name="T6">≤</text:span><text:bookmark text:name="MathJax-Span-265"/><text:span text:style-name="T1">n</text:span><text:bookmark text:name="MathJax-Span-266"/><text:span text:style-name="T6">≤</text:span><text:bookmark text:name="MathJax-Span-267"/><text:span text:style-name="T5">2</text:span><text:bookmark text:name="MathJax-Span-268"/><text:span text:style-name="T6">⋅</text:span><text:bookmark text:name="MathJax-Span-269"/><text:bookmark text:name="MathJax-Span-270"/><text:span text:style-name="T5">10</text:span><text:bookmark text:name="MathJax-Span-271"/><text:span text:style-name="T4">5</text:span><text:span text:style-name="T3">1≤�≤�≤2⋅105</text:span>) — the length of the string <text:bookmark text:name="MathJax-Element-36-Frame"/><text:bookmark text:name="MathJax-Span-272"/><text:bookmark text:name="MathJax-Span-273"/><text:bookmark text:name="MathJax-Span-274"/><text:span text:style-name="T1">s</text:span><text:span text:style-name="T3">�</text:span>, and the length of arrays <text:bookmark text:name="MathJax-Element-37-Frame"/><text:bookmark text:name="MathJax-Span-275"/><text:bookmark text:name="MathJax-Span-276"/><text:bookmark text:name="MathJax-Span-277"/><text:span text:style-name="T1">l</text:span><text:span text:style-name="T3">�</text:span> and <text:bookmark text:name="MathJax-Element-38-Frame"/><text:bookmark text:name="MathJax-Span-278"/><text:bookmark text:name="MathJax-Span-279"/><text:bookmark text:name="MathJax-Span-280"/><text:span text:style-name="T1">r</text:span><text:span text:style-name="T3">�</text:span>.</text:p>
      <text:p text:style-name="P9">The second line of each test case contains the string <text:bookmark text:name="MathJax-Element-39-Frame"/><text:bookmark text:name="MathJax-Span-281"/><text:bookmark text:name="MathJax-Span-282"/><text:bookmark text:name="MathJax-Span-283"/><text:span text:style-name="T1">s</text:span><text:span text:style-name="T3">�</text:span> (<text:bookmark text:name="MathJax-Element-40-Frame"/><text:bookmark text:name="MathJax-Span-284"/><text:bookmark text:name="MathJax-Span-285"/><text:bookmark text:name="MathJax-Span-286"/><text:bookmark text:name="MathJax-Span-287"/><text:bookmark text:name="MathJax-Span-288"/><text:span text:style-name="T5">|</text:span><text:bookmark text:name="MathJax-Span-289"/><text:span text:style-name="T1">s</text:span><text:bookmark text:name="MathJax-Span-290"/><text:bookmark text:name="MathJax-Span-291"/><text:bookmark text:name="MathJax-Span-292"/><text:span text:style-name="T5">|</text:span><text:bookmark text:name="MathJax-Span-293"/><text:span text:style-name="T5">=</text:span><text:bookmark text:name="MathJax-Span-294"/><text:span text:style-name="T1">n</text:span><text:span text:style-name="T3">|�|=�</text:span>) containing lowercase Latin letters — the initial string.</text:p>
      <text:p text:style-name="P9">The third line of each test case contains <text:bookmark text:name="MathJax-Element-41-Frame"/><text:bookmark text:name="MathJax-Span-295"/><text:bookmark text:name="MathJax-Span-296"/><text:bookmark text:name="MathJax-Span-297"/><text:span text:style-name="T1">k</text:span><text:span text:style-name="T3">�</text:span> positive integers <text:bookmark text:name="MathJax-Element-42-Frame"/><text:bookmark text:name="MathJax-Span-298"/><text:bookmark text:name="MathJax-Span-299"/><text:bookmark text:name="MathJax-Span-300"/><text:bookmark text:name="MathJax-Span-301"/><text:span text:style-name="T1">l</text:span><text:bookmark text:name="MathJax-Span-302"/><text:span text:style-name="T4">1</text:span><text:bookmark text:name="MathJax-Span-303"/><text:span text:style-name="T5">,</text:span><text:bookmark text:name="MathJax-Span-304"/><text:bookmark text:name="MathJax-Span-305"/><text:span text:style-name="T1">l</text:span><text:bookmark text:name="MathJax-Span-306"/><text:span text:style-name="T4">2</text:span><text:bookmark text:name="MathJax-Span-307"/><text:span text:style-name="T5">,</text:span><text:bookmark text:name="MathJax-Span-308"/><text:span text:style-name="T6">…</text:span><text:bookmark text:name="MathJax-Span-309"/><text:span text:style-name="T5">,</text:span><text:bookmark text:name="MathJax-Span-310"/><text:bookmark text:name="MathJax-Span-311"/><text:span text:style-name="T1">l</text:span><text:bookmark text:name="MathJax-Span-312"/><text:span text:style-name="T2">k</text:span><text:span text:style-name="T3">�1,�2,…,��</text:span> (<text:bookmark text:name="MathJax-Element-43-Frame"/><text:bookmark text:name="MathJax-Span-313"/><text:bookmark text:name="MathJax-Span-314"/><text:bookmark text:name="MathJax-Span-315"/><text:span text:style-name="T5">1</text:span><text:bookmark text:name="MathJax-Span-316"/><text:span text:style-name="T6">≤</text:span><text:bookmark text:name="MathJax-Span-317"/><text:bookmark text:name="MathJax-Span-318"/><text:span text:style-name="T1">l</text:span><text:bookmark text:name="MathJax-Span-319"/><text:span text:style-name="T2">i</text:span><text:bookmark text:name="MathJax-Span-320"/><text:span text:style-name="T6">≤</text:span><text:bookmark text:name="MathJax-Span-321"/><text:span text:style-name="T1">n</text:span><text:span text:style-name="T3">1≤��≤�</text:span>) — the array <text:bookmark text:name="MathJax-Element-44-Frame"/><text:bookmark text:name="MathJax-Span-322"/><text:bookmark text:name="MathJax-Span-323"/><text:bookmark text:name="MathJax-Span-324"/><text:span text:style-name="T1">l</text:span><text:span text:style-name="T3">�</text:span>.</text:p>
      <text:p text:style-name="P9">The fourth line of each test case contains <text:bookmark text:name="MathJax-Element-45-Frame"/><text:bookmark text:name="MathJax-Span-325"/><text:bookmark text:name="MathJax-Span-326"/><text:bookmark text:name="MathJax-Span-327"/><text:span text:style-name="T1">k</text:span><text:span text:style-name="T3">�</text:span> positive integers <text:bookmark text:name="MathJax-Element-46-Frame"/><text:bookmark text:name="MathJax-Span-328"/><text:bookmark text:name="MathJax-Span-329"/><text:bookmark text:name="MathJax-Span-330"/><text:bookmark text:name="MathJax-Span-331"/><text:span text:style-name="T1">r</text:span><text:bookmark text:name="MathJax-Span-332"/><text:span text:style-name="T4">1</text:span><text:bookmark text:name="MathJax-Span-333"/><text:span text:style-name="T5">,</text:span><text:bookmark text:name="MathJax-Span-334"/><text:bookmark text:name="MathJax-Span-335"/><text:span text:style-name="T1">r</text:span><text:bookmark text:name="MathJax-Span-336"/><text:span text:style-name="T4">2</text:span><text:bookmark text:name="MathJax-Span-337"/><text:span text:style-name="T5">,</text:span><text:bookmark text:name="MathJax-Span-338"/><text:span text:style-name="T6">…</text:span><text:bookmark text:name="MathJax-Span-339"/><text:span text:style-name="T5">,</text:span><text:bookmark text:name="MathJax-Span-340"/><text:bookmark text:name="MathJax-Span-341"/><text:span text:style-name="T1">r</text:span><text:bookmark text:name="MathJax-Span-342"/><text:span text:style-name="T2">k</text:span><text:span text:style-name="T3">�1,�2,…,��</text:span> (<text:bookmark text:name="MathJax-Element-47-Frame"/><text:bookmark text:name="MathJax-Span-343"/><text:bookmark text:name="MathJax-Span-344"/><text:bookmark text:name="MathJax-Span-345"/><text:span text:style-name="T5">1</text:span><text:bookmark text:name="MathJax-Span-346"/><text:span text:style-name="T6">≤</text:span><text:bookmark text:name="MathJax-Span-347"/><text:bookmark text:name="MathJax-Span-348"/><text:span text:style-name="T1">r</text:span><text:bookmark text:name="MathJax-Span-349"/><text:span text:style-name="T2">i</text:span><text:bookmark text:name="MathJax-Span-350"/><text:span text:style-name="T6">≤</text:span><text:bookmark text:name="MathJax-Span-351"/><text:span text:style-name="T1">n</text:span><text:span text:style-name="T3">1≤��≤�</text:span>) — the array <text:bookmark text:name="MathJax-Element-48-Frame"/><text:bookmark text:name="MathJax-Span-352"/><text:bookmark text:name="MathJax-Span-353"/><text:bookmark text:name="MathJax-Span-354"/><text:span text:style-name="T1">r</text:span><text:span text:style-name="T3">�</text:span>.</text:p>
      <text:p text:style-name="P9">The fifth line of each test case contains a positive integer <text:bookmark text:name="MathJax-Element-49-Frame"/><text:bookmark text:name="MathJax-Span-355"/><text:bookmark text:name="MathJax-Span-356"/><text:bookmark text:name="MathJax-Span-357"/><text:span text:style-name="T1">q</text:span><text:span text:style-name="T3">�</text:span> (<text:bookmark text:name="MathJax-Element-50-Frame"/><text:bookmark text:name="MathJax-Span-358"/><text:bookmark text:name="MathJax-Span-359"/><text:bookmark text:name="MathJax-Span-360"/><text:span text:style-name="T5">1</text:span><text:bookmark text:name="MathJax-Span-361"/><text:span text:style-name="T6">≤</text:span><text:bookmark text:name="MathJax-Span-362"/><text:span text:style-name="T1">q</text:span><text:bookmark text:name="MathJax-Span-363"/><text:span text:style-name="T6">≤</text:span><text:bookmark text:name="MathJax-Span-364"/><text:span text:style-name="T5">2</text:span><text:bookmark text:name="MathJax-Span-365"/><text:span text:style-name="T6">⋅</text:span><text:bookmark text:name="MathJax-Span-366"/><text:bookmark text:name="MathJax-Span-367"/><text:span text:style-name="T5">10</text:span><text:bookmark text:name="MathJax-Span-368"/><text:span text:style-name="T4">5</text:span><text:span text:style-name="T3">1≤�≤2⋅105</text:span>) — the number of modifications you need to do to <text:bookmark text:name="MathJax-Element-51-Frame"/><text:bookmark text:name="MathJax-Span-369"/><text:bookmark text:name="MathJax-Span-370"/><text:bookmark text:name="MathJax-Span-371"/><text:span text:style-name="T1">s</text:span><text:span text:style-name="T3">�</text:span>.</text:p>
      <text:p text:style-name="P9">The sixth line of each test case contains <text:bookmark text:name="MathJax-Element-52-Frame"/><text:bookmark text:name="MathJax-Span-372"/><text:bookmark text:name="MathJax-Span-373"/><text:bookmark text:name="MathJax-Span-374"/><text:span text:style-name="T1">q</text:span><text:span text:style-name="T3">�</text:span> positive integers <text:bookmark text:name="MathJax-Element-53-Frame"/><text:bookmark text:name="MathJax-Span-375"/><text:bookmark text:name="MathJax-Span-376"/><text:bookmark text:name="MathJax-Span-377"/><text:bookmark text:name="MathJax-Span-378"/><text:span text:style-name="T1">x</text:span><text:bookmark text:name="MathJax-Span-379"/><text:span text:style-name="T4">1</text:span><text:bookmark text:name="MathJax-Span-380"/><text:span text:style-name="T5">,</text:span><text:bookmark text:name="MathJax-Span-381"/><text:bookmark text:name="MathJax-Span-382"/><text:span text:style-name="T1">x</text:span><text:bookmark text:name="MathJax-Span-383"/><text:span text:style-name="T4">2</text:span><text:bookmark text:name="MathJax-Span-384"/><text:span text:style-name="T5">,</text:span><text:bookmark text:name="MathJax-Span-385"/><text:span text:style-name="T6">…</text:span><text:bookmark text:name="MathJax-Span-386"/><text:span text:style-name="T5">,</text:span><text:bookmark text:name="MathJax-Span-387"/><text:bookmark text:name="MathJax-Span-388"/><text:span text:style-name="T1">x</text:span><text:bookmark text:name="MathJax-Span-389"/><text:span text:style-name="T2">q</text:span><text:span text:style-name="T3">�1,�2,…,��</text:span> (<text:bookmark text:name="MathJax-Element-54-Frame"/><text:bookmark text:name="MathJax-Span-390"/><text:bookmark text:name="MathJax-Span-391"/><text:bookmark text:name="MathJax-Span-392"/><text:span text:style-name="T5">1</text:span><text:bookmark text:name="MathJax-Span-393"/><text:span text:style-name="T6">≤</text:span><text:bookmark text:name="MathJax-Span-394"/><text:bookmark text:name="MathJax-Span-395"/><text:span text:style-name="T1">x</text:span><text:bookmark text:name="MathJax-Span-396"/><text:span text:style-name="T2">i</text:span><text:bookmark text:name="MathJax-Span-397"/><text:span text:style-name="T6">≤</text:span><text:bookmark text:name="MathJax-Span-398"/><text:span text:style-name="T1">n</text:span><text:span text:style-name="T3">1≤��≤�</text:span>) — the description of the modifications.</text:p>
      <text:p text:style-name="P9">It is guaranteed that the sum of <text:bookmark text:name="MathJax-Element-55-Frame"/><text:bookmark text:name="MathJax-Span-399"/><text:bookmark text:name="MathJax-Span-400"/><text:bookmark text:name="MathJax-Span-401"/><text:span text:style-name="T1">n</text:span><text:span text:style-name="T3">�</text:span> over all test cases does not exceed <text:bookmark text:name="MathJax-Element-56-Frame"/><text:bookmark text:name="MathJax-Span-402"/><text:bookmark text:name="MathJax-Span-403"/><text:bookmark text:name="MathJax-Span-404"/><text:span text:style-name="T5">2</text:span><text:bookmark text:name="MathJax-Span-405"/><text:span text:style-name="T6">⋅</text:span><text:bookmark text:name="MathJax-Span-406"/><text:bookmark text:name="MathJax-Span-407"/><text:span text:style-name="T5">10</text:span><text:bookmark text:name="MathJax-Span-408"/><text:span text:style-name="T4">5</text:span><text:span text:style-name="T3">2⋅105</text:span>.</text:p>
      <text:p text:style-name="P9">It is guaranteed that the sum of <text:bookmark text:name="MathJax-Element-57-Frame"/><text:bookmark text:name="MathJax-Span-409"/><text:bookmark text:name="MathJax-Span-410"/><text:bookmark text:name="MathJax-Span-411"/><text:span text:style-name="T1">q</text:span><text:span text:style-name="T3">�</text:span> over all test cases does not exceed <text:bookmark text:name="MathJax-Element-58-Frame"/><text:bookmark text:name="MathJax-Span-412"/><text:bookmark text:name="MathJax-Span-413"/><text:bookmark text:name="MathJax-Span-414"/><text:span text:style-name="T5">2</text:span><text:bookmark text:name="MathJax-Span-415"/><text:span text:style-name="T6">⋅</text:span><text:bookmark text:name="MathJax-Span-416"/><text:bookmark text:name="MathJax-Span-417"/><text:span text:style-name="T5">10</text:span><text:bookmark text:name="MathJax-Span-418"/><text:span text:style-name="T4">5</text:span><text:span text:style-name="T3">2⋅105</text:span>.</text:p>
      <text:p text:style-name="P9">It is guaranteed that the conditions in the statement hold for the arrays <text:bookmark text:name="MathJax-Element-59-Frame"/><text:bookmark text:name="MathJax-Span-419"/><text:bookmark text:name="MathJax-Span-420"/><text:bookmark text:name="MathJax-Span-421"/><text:span text:style-name="T1">l</text:span><text:span text:style-name="T3">�</text:span> and <text:bookmark text:name="MathJax-Element-60-Frame"/><text:bookmark text:name="MathJax-Span-422"/><text:bookmark text:name="MathJax-Span-423"/><text:bookmark text:name="MathJax-Span-424"/><text:span text:style-name="T1">r</text:span><text:span text:style-name="T3">�</text:span>.</text:p>
      <text:p text:style-name="P14">Output</text:p>
      <text:p text:style-name="P9">For each test case, in a new line, output the string <text:bookmark text:name="MathJax-Element-61-Frame"/><text:bookmark text:name="MathJax-Span-425"/><text:bookmark text:name="MathJax-Span-426"/><text:bookmark text:name="MathJax-Span-427"/><text:span text:style-name="T1">s</text:span><text:span text:style-name="T3">�</text:span> after the last modification is done.</text:p>
      <text:p text:style-name="P13">Example</text:p>
      <text:p text:style-name="P15">input</text:p>
      <text:section text:style-name="Sect1" text:name="id002401244016503017">
        <text:p text:style-name="P16">Copy</text:p>
      </text:section>
      <text:p text:style-name="P1"><text:bookmark text:name="id0001397885665526255"/>5</text:p>
      <text:p text:style-name="P4">4 2</text:p>
      <text:p text:style-name="P4">abcd</text:p>
      <text:p text:style-name="P4">1 3</text:p>
      <text:p text:style-name="P4">2 4</text:p>
      <text:p text:style-name="P4">2</text:p>
      <text:p text:style-name="P4">1 3</text:p>
      <text:p text:style-name="P1">5 3</text:p>
      <text:p text:style-name="P1">abcde</text:p>
      <text:p text:style-name="P1">1 2 3</text:p>
      <text:p text:style-name="P1">1 2 5</text:p>
      <text:p text:style-name="P1">3</text:p>
      <text:p text:style-name="P1">1 2 3</text:p>
      <text:p text:style-name="P4">3 1</text:p>
      <text:p text:style-name="P4">gaf</text:p>
      <text:p text:style-name="P4">1</text:p>
      <text:p text:style-name="P4">3</text:p>
      <text:p text:style-name="P4">2</text:p>
      <text:p text:style-name="P4">2 2</text:p>
      <text:p text:style-name="P1">10 1</text:p>
      <text:p text:style-name="P1">aghcdegdij</text:p>
      <text:p text:style-name="P1"><text:soft-page-break/>1</text:p>
      <text:p text:style-name="P1">10</text:p>
      <text:p text:style-name="P1">5</text:p>
      <text:p text:style-name="P1">1 2 3 4 2</text:p>
      <text:p text:style-name="P4">1 1</text:p>
      <text:p text:style-name="P4">a</text:p>
      <text:p text:style-name="P4">1</text:p>
      <text:p text:style-name="P4">1</text:p>
      <text:p text:style-name="P4">1</text:p>
      <text:p text:style-name="P4">1</text:p>
      <text:p text:style-name="P15">output</text:p>
      <text:section text:style-name="Sect1" text:name="id008698362570744214">
        <text:p text:style-name="P16">Copy</text:p>
      </text:section>
      <text:p text:style-name="P2"><text:bookmark text:name="id005051917730469648"/>badc</text:p>
      <text:p text:style-name="P3">abedc</text:p>
      <text:p text:style-name="P3">gaf</text:p>
      <text:p text:style-name="P3">jihgedcdga</text:p>
      <text:p text:style-name="P3">a</text:p>
      <text:p text:style-name="P14">Note</text:p>
      <text:p text:style-name="P12">In the first test case:</text:p>
      <text:p text:style-name="P9">The initial string is "<text:span text:style-name="T8">abcd</text:span>". In the <text:span text:style-name="T7">first modification</text:span>, we have <text:bookmark text:name="MathJax-Element-62-Frame"/><text:bookmark text:name="MathJax-Span-428"/><text:bookmark text:name="MathJax-Span-429"/><text:bookmark text:name="MathJax-Span-430"/><text:span text:style-name="T1">x</text:span><text:bookmark text:name="MathJax-Span-431"/><text:span text:style-name="T5">=</text:span><text:bookmark text:name="MathJax-Span-432"/><text:span text:style-name="T5">1</text:span><text:span text:style-name="T3">�=1</text:span>. Since <text:bookmark text:name="MathJax-Element-63-Frame"/><text:bookmark text:name="MathJax-Span-433"/><text:bookmark text:name="MathJax-Span-434"/><text:bookmark text:name="MathJax-Span-435"/><text:bookmark text:name="MathJax-Span-436"/><text:span text:style-name="T1">l</text:span><text:bookmark text:name="MathJax-Span-437"/><text:span text:style-name="T4">1</text:span><text:bookmark text:name="MathJax-Span-438"/><text:span text:style-name="T5">=</text:span><text:bookmark text:name="MathJax-Span-439"/><text:span text:style-name="T5">1</text:span><text:bookmark text:name="MathJax-Span-440"/><text:span text:style-name="T6">≤</text:span><text:bookmark text:name="MathJax-Span-441"/><text:span text:style-name="T1">x</text:span><text:bookmark text:name="MathJax-Span-442"/><text:span text:style-name="T6">≤</text:span><text:bookmark text:name="MathJax-Span-443"/><text:bookmark text:name="MathJax-Span-444"/><text:span text:style-name="T1">r</text:span><text:bookmark text:name="MathJax-Span-445"/><text:span text:style-name="T4">1</text:span><text:bookmark text:name="MathJax-Span-446"/><text:span text:style-name="T5">=</text:span><text:bookmark text:name="MathJax-Span-447"/><text:span text:style-name="T5">2</text:span><text:span text:style-name="T3">�1=1≤�≤�1=2</text:span>, we find the index <text:bookmark text:name="MathJax-Element-64-Frame"/><text:bookmark text:name="MathJax-Span-448"/><text:bookmark text:name="MathJax-Span-449"/><text:bookmark text:name="MathJax-Span-450"/><text:span text:style-name="T1">i</text:span><text:bookmark text:name="MathJax-Span-451"/><text:span text:style-name="T5">=</text:span><text:bookmark text:name="MathJax-Span-452"/><text:span text:style-name="T5">1</text:span><text:span text:style-name="T3">�=1</text:span>. We reverse the substring from index <text:bookmark text:name="MathJax-Element-65-Frame"/><text:bookmark text:name="MathJax-Span-453"/><text:bookmark text:name="MathJax-Span-454"/><text:bookmark text:name="MathJax-Span-455"/><text:span text:style-name="T1">x</text:span><text:bookmark text:name="MathJax-Span-456"/><text:span text:style-name="T5">=</text:span><text:bookmark text:name="MathJax-Span-457"/><text:span text:style-name="T5">1</text:span><text:span text:style-name="T3">�=1</text:span> to <text:bookmark text:name="MathJax-Element-66-Frame"/><text:bookmark text:name="MathJax-Span-458"/><text:bookmark text:name="MathJax-Span-459"/><text:bookmark text:name="MathJax-Span-460"/><text:bookmark text:name="MathJax-Span-461"/><text:span text:style-name="T1">l</text:span><text:bookmark text:name="MathJax-Span-462"/><text:span text:style-name="T4">1</text:span><text:bookmark text:name="MathJax-Span-463"/><text:span text:style-name="T5">+</text:span><text:bookmark text:name="MathJax-Span-464"/><text:bookmark text:name="MathJax-Span-465"/><text:span text:style-name="T1">r</text:span><text:bookmark text:name="MathJax-Span-466"/><text:span text:style-name="T4">1</text:span><text:bookmark text:name="MathJax-Span-467"/><text:span text:style-name="T6">−</text:span><text:bookmark text:name="MathJax-Span-468"/><text:span text:style-name="T1">x</text:span><text:bookmark text:name="MathJax-Span-469"/><text:span text:style-name="T5">=</text:span><text:bookmark text:name="MathJax-Span-470"/><text:span text:style-name="T5">1</text:span><text:bookmark text:name="MathJax-Span-471"/><text:span text:style-name="T5">+</text:span><text:bookmark text:name="MathJax-Span-472"/><text:span text:style-name="T5">2</text:span><text:bookmark text:name="MathJax-Span-473"/><text:span text:style-name="T6">−</text:span><text:bookmark text:name="MathJax-Span-474"/><text:span text:style-name="T5">1</text:span><text:bookmark text:name="MathJax-Span-475"/><text:span text:style-name="T5">=</text:span><text:bookmark text:name="MathJax-Span-476"/><text:span text:style-name="T5">2</text:span><text:span text:style-name="T3">�1+�1−�=1+2−1=2</text:span>. After this modification, our string is "<text:span text:style-name="T8">bacd</text:span>".</text:p>
      <text:p text:style-name="P9">In the <text:span text:style-name="T7">second modification</text:span> (and the last modification), we have <text:bookmark text:name="MathJax-Element-67-Frame"/><text:bookmark text:name="MathJax-Span-477"/><text:bookmark text:name="MathJax-Span-478"/><text:bookmark text:name="MathJax-Span-479"/><text:span text:style-name="T1">x</text:span><text:bookmark text:name="MathJax-Span-480"/><text:span text:style-name="T5">=</text:span><text:bookmark text:name="MathJax-Span-481"/><text:span text:style-name="T5">3</text:span><text:span text:style-name="T3">�=3</text:span>. Since <text:bookmark text:name="MathJax-Element-68-Frame"/><text:bookmark text:name="MathJax-Span-482"/><text:bookmark text:name="MathJax-Span-483"/><text:bookmark text:name="MathJax-Span-484"/><text:bookmark text:name="MathJax-Span-485"/><text:span text:style-name="T1">l</text:span><text:bookmark text:name="MathJax-Span-486"/><text:span text:style-name="T4">2</text:span><text:bookmark text:name="MathJax-Span-487"/><text:span text:style-name="T5">=</text:span><text:bookmark text:name="MathJax-Span-488"/><text:span text:style-name="T5">3</text:span><text:bookmark text:name="MathJax-Span-489"/><text:span text:style-name="T6">≤</text:span><text:bookmark text:name="MathJax-Span-490"/><text:span text:style-name="T1">x</text:span><text:bookmark text:name="MathJax-Span-491"/><text:span text:style-name="T6">≤</text:span><text:bookmark text:name="MathJax-Span-492"/><text:bookmark text:name="MathJax-Span-493"/><text:span text:style-name="T1">r</text:span><text:bookmark text:name="MathJax-Span-494"/><text:span text:style-name="T4">2</text:span><text:bookmark text:name="MathJax-Span-495"/><text:span text:style-name="T5">=</text:span><text:bookmark text:name="MathJax-Span-496"/><text:span text:style-name="T5">4</text:span><text:span text:style-name="T3">�2=3≤�≤�2=4</text:span>, we find the index <text:bookmark text:name="MathJax-Element-69-Frame"/><text:bookmark text:name="MathJax-Span-497"/><text:bookmark text:name="MathJax-Span-498"/><text:bookmark text:name="MathJax-Span-499"/><text:span text:style-name="T1">i</text:span><text:bookmark text:name="MathJax-Span-500"/><text:span text:style-name="T5">=</text:span><text:bookmark text:name="MathJax-Span-501"/><text:span text:style-name="T5">2</text:span><text:span text:style-name="T3">�=2</text:span>. We reverse the substring from index <text:bookmark text:name="MathJax-Element-70-Frame"/><text:bookmark text:name="MathJax-Span-502"/><text:bookmark text:name="MathJax-Span-503"/><text:bookmark text:name="MathJax-Span-504"/><text:span text:style-name="T1">x</text:span><text:bookmark text:name="MathJax-Span-505"/><text:span text:style-name="T5">=</text:span><text:bookmark text:name="MathJax-Span-506"/><text:span text:style-name="T5">3</text:span><text:span text:style-name="T3">�=3</text:span> to <text:bookmark text:name="MathJax-Element-71-Frame"/><text:bookmark text:name="MathJax-Span-507"/><text:bookmark text:name="MathJax-Span-508"/><text:bookmark text:name="MathJax-Span-509"/><text:bookmark text:name="MathJax-Span-510"/><text:span text:style-name="T1">l</text:span><text:bookmark text:name="MathJax-Span-511"/><text:span text:style-name="T4">2</text:span><text:bookmark text:name="MathJax-Span-512"/><text:span text:style-name="T5">+</text:span><text:bookmark text:name="MathJax-Span-513"/><text:bookmark text:name="MathJax-Span-514"/><text:span text:style-name="T1">r</text:span><text:bookmark text:name="MathJax-Span-515"/><text:span text:style-name="T4">2</text:span><text:bookmark text:name="MathJax-Span-516"/><text:span text:style-name="T6">−</text:span><text:bookmark text:name="MathJax-Span-517"/><text:span text:style-name="T1">x</text:span><text:bookmark text:name="MathJax-Span-518"/><text:span text:style-name="T5">=</text:span><text:bookmark text:name="MathJax-Span-519"/><text:span text:style-name="T5">3</text:span><text:bookmark text:name="MathJax-Span-520"/><text:span text:style-name="T5">+</text:span><text:bookmark text:name="MathJax-Span-521"/><text:span text:style-name="T5">4</text:span><text:bookmark text:name="MathJax-Span-522"/><text:span text:style-name="T6">−</text:span><text:bookmark text:name="MathJax-Span-523"/><text:span text:style-name="T5">3</text:span><text:bookmark text:name="MathJax-Span-524"/><text:span text:style-name="T5">=</text:span><text:bookmark text:name="MathJax-Span-525"/><text:span text:style-name="T5">4</text:span><text:span text:style-name="T3">�2+�2−�=3+4−3=4</text:span>. After this modification, our string is "<text:span text:style-name="T8">badc</text:span>".</text:p>
      <text:p text:style-name="P12">In the second test case:</text:p>
      <text:p text:style-name="P9">The initial string is "<text:span text:style-name="T8">abcde</text:span>". In the <text:span text:style-name="T7">first modification</text:span>, we have <text:bookmark text:name="MathJax-Element-72-Frame"/><text:bookmark text:name="MathJax-Span-526"/><text:bookmark text:name="MathJax-Span-527"/><text:bookmark text:name="MathJax-Span-528"/><text:span text:style-name="T1">x</text:span><text:bookmark text:name="MathJax-Span-529"/><text:span text:style-name="T5">=</text:span><text:bookmark text:name="MathJax-Span-530"/><text:span text:style-name="T5">1</text:span><text:span text:style-name="T3">�=1</text:span>. Since <text:bookmark text:name="MathJax-Element-73-Frame"/><text:bookmark text:name="MathJax-Span-531"/><text:bookmark text:name="MathJax-Span-532"/><text:bookmark text:name="MathJax-Span-533"/><text:bookmark text:name="MathJax-Span-534"/><text:span text:style-name="T1">l</text:span><text:bookmark text:name="MathJax-Span-535"/><text:span text:style-name="T4">1</text:span><text:bookmark text:name="MathJax-Span-536"/><text:span text:style-name="T5">=</text:span><text:bookmark text:name="MathJax-Span-537"/><text:span text:style-name="T5">1</text:span><text:bookmark text:name="MathJax-Span-538"/><text:span text:style-name="T6">≤</text:span><text:bookmark text:name="MathJax-Span-539"/><text:span text:style-name="T1">x</text:span><text:bookmark text:name="MathJax-Span-540"/><text:span text:style-name="T6">≤</text:span><text:bookmark text:name="MathJax-Span-541"/><text:bookmark text:name="MathJax-Span-542"/><text:span text:style-name="T1">r</text:span><text:bookmark text:name="MathJax-Span-543"/><text:span text:style-name="T4">1</text:span><text:bookmark text:name="MathJax-Span-544"/><text:span text:style-name="T5">=</text:span><text:bookmark text:name="MathJax-Span-545"/><text:span text:style-name="T5">1</text:span><text:span text:style-name="T3">�1=1≤�≤�1=1</text:span>, we find the index <text:bookmark text:name="MathJax-Element-74-Frame"/><text:bookmark text:name="MathJax-Span-546"/><text:bookmark text:name="MathJax-Span-547"/><text:bookmark text:name="MathJax-Span-548"/><text:span text:style-name="T1">i</text:span><text:bookmark text:name="MathJax-Span-549"/><text:span text:style-name="T5">=</text:span><text:bookmark text:name="MathJax-Span-550"/><text:span text:style-name="T5">1</text:span><text:span text:style-name="T3">�=1</text:span>. We reverse the substring from index <text:bookmark text:name="MathJax-Element-75-Frame"/><text:bookmark text:name="MathJax-Span-551"/><text:bookmark text:name="MathJax-Span-552"/><text:bookmark text:name="MathJax-Span-553"/><text:span text:style-name="T1">x</text:span><text:bookmark text:name="MathJax-Span-554"/><text:span text:style-name="T5">=</text:span><text:bookmark text:name="MathJax-Span-555"/><text:span text:style-name="T5">1</text:span><text:span text:style-name="T3">�=1</text:span> to <text:bookmark text:name="MathJax-Element-76-Frame"/><text:bookmark text:name="MathJax-Span-556"/><text:bookmark text:name="MathJax-Span-557"/><text:bookmark text:name="MathJax-Span-558"/><text:bookmark text:name="MathJax-Span-559"/><text:span text:style-name="T1">l</text:span><text:bookmark text:name="MathJax-Span-560"/><text:span text:style-name="T4">1</text:span><text:bookmark text:name="MathJax-Span-561"/><text:span text:style-name="T5">+</text:span><text:bookmark text:name="MathJax-Span-562"/><text:bookmark text:name="MathJax-Span-563"/><text:span text:style-name="T1">r</text:span><text:bookmark text:name="MathJax-Span-564"/><text:span text:style-name="T4">1</text:span><text:bookmark text:name="MathJax-Span-565"/><text:span text:style-name="T6">−</text:span><text:bookmark text:name="MathJax-Span-566"/><text:span text:style-name="T1">x</text:span><text:bookmark text:name="MathJax-Span-567"/><text:span text:style-name="T5">=</text:span><text:bookmark text:name="MathJax-Span-568"/><text:span text:style-name="T5">1</text:span><text:bookmark text:name="MathJax-Span-569"/><text:span text:style-name="T5">+</text:span><text:bookmark text:name="MathJax-Span-570"/><text:span text:style-name="T5">1</text:span><text:bookmark text:name="MathJax-Span-571"/><text:span text:style-name="T6">−</text:span><text:bookmark text:name="MathJax-Span-572"/><text:span text:style-name="T5">1</text:span><text:bookmark text:name="MathJax-Span-573"/><text:span text:style-name="T5">=</text:span><text:bookmark text:name="MathJax-Span-574"/><text:span text:style-name="T5">1</text:span><text:span text:style-name="T3">�1+�1−�=1+1−1=1</text:span>. After this modification, our string hasn't changed ("<text:span text:style-name="T8">abcde</text:span>").</text:p>
      <text:p text:style-name="P9">In the <text:span text:style-name="T7">second modification</text:span>, we have <text:bookmark text:name="MathJax-Element-77-Frame"/><text:bookmark text:name="MathJax-Span-575"/><text:bookmark text:name="MathJax-Span-576"/><text:bookmark text:name="MathJax-Span-577"/><text:span text:style-name="T1">x</text:span><text:bookmark text:name="MathJax-Span-578"/><text:span text:style-name="T5">=</text:span><text:bookmark text:name="MathJax-Span-579"/><text:span text:style-name="T5">2</text:span><text:span text:style-name="T3">�=2</text:span>. Since <text:bookmark text:name="MathJax-Element-78-Frame"/><text:bookmark text:name="MathJax-Span-580"/><text:bookmark text:name="MathJax-Span-581"/><text:bookmark text:name="MathJax-Span-582"/><text:bookmark text:name="MathJax-Span-583"/><text:span text:style-name="T1">l</text:span><text:bookmark text:name="MathJax-Span-584"/><text:span text:style-name="T4">2</text:span><text:bookmark text:name="MathJax-Span-585"/><text:span text:style-name="T5">=</text:span><text:bookmark text:name="MathJax-Span-586"/><text:span text:style-name="T5">2</text:span><text:bookmark text:name="MathJax-Span-587"/><text:span text:style-name="T6">≤</text:span><text:bookmark text:name="MathJax-Span-588"/><text:span text:style-name="T1">x</text:span><text:bookmark text:name="MathJax-Span-589"/><text:span text:style-name="T6">≤</text:span><text:bookmark text:name="MathJax-Span-590"/><text:bookmark text:name="MathJax-Span-591"/><text:span text:style-name="T1">r</text:span><text:bookmark text:name="MathJax-Span-592"/><text:span text:style-name="T4">2</text:span><text:bookmark text:name="MathJax-Span-593"/><text:span text:style-name="T5">=</text:span><text:bookmark text:name="MathJax-Span-594"/><text:span text:style-name="T5">2</text:span><text:span text:style-name="T3">�2=2≤�≤�2=2</text:span>, we find the index <text:bookmark text:name="MathJax-Element-79-Frame"/><text:bookmark text:name="MathJax-Span-595"/><text:bookmark text:name="MathJax-Span-596"/><text:bookmark text:name="MathJax-Span-597"/><text:span text:style-name="T1">i</text:span><text:bookmark text:name="MathJax-Span-598"/><text:span text:style-name="T5">=</text:span><text:bookmark text:name="MathJax-Span-599"/><text:span text:style-name="T5">2</text:span><text:span text:style-name="T3">�=2</text:span>. We reverse the substring from index <text:bookmark text:name="MathJax-Element-80-Frame"/><text:bookmark text:name="MathJax-Span-600"/><text:bookmark text:name="MathJax-Span-601"/><text:bookmark text:name="MathJax-Span-602"/><text:span text:style-name="T1">x</text:span><text:bookmark text:name="MathJax-Span-603"/><text:span text:style-name="T5">=</text:span><text:bookmark text:name="MathJax-Span-604"/><text:span text:style-name="T5">2</text:span><text:span text:style-name="T3">�=2</text:span> to <text:bookmark text:name="MathJax-Element-81-Frame"/><text:bookmark text:name="MathJax-Span-605"/><text:bookmark text:name="MathJax-Span-606"/><text:bookmark text:name="MathJax-Span-607"/><text:bookmark text:name="MathJax-Span-608"/><text:span text:style-name="T1">l</text:span><text:bookmark text:name="MathJax-Span-609"/><text:span text:style-name="T4">2</text:span><text:bookmark text:name="MathJax-Span-610"/><text:span text:style-name="T5">+</text:span><text:bookmark text:name="MathJax-Span-611"/><text:bookmark text:name="MathJax-Span-612"/><text:span text:style-name="T1">r</text:span><text:bookmark text:name="MathJax-Span-613"/><text:span text:style-name="T4">2</text:span><text:bookmark text:name="MathJax-Span-614"/><text:span text:style-name="T6">−</text:span><text:bookmark text:name="MathJax-Span-615"/><text:span text:style-name="T1">x</text:span><text:bookmark text:name="MathJax-Span-616"/><text:span text:style-name="T5">=</text:span><text:bookmark text:name="MathJax-Span-617"/><text:span text:style-name="T5">2</text:span><text:bookmark text:name="MathJax-Span-618"/><text:span text:style-name="T5">+</text:span><text:bookmark text:name="MathJax-Span-619"/><text:span text:style-name="T5">2</text:span><text:bookmark text:name="MathJax-Span-620"/><text:span text:style-name="T6">−</text:span><text:bookmark text:name="MathJax-Span-621"/><text:span text:style-name="T5">2</text:span><text:bookmark text:name="MathJax-Span-622"/><text:span text:style-name="T5">=</text:span><text:bookmark text:name="MathJax-Span-623"/><text:span text:style-name="T5">2</text:span><text:span text:style-name="T3">�2+�2−�=2+2−2=2</text:span>. After this modification, our string hasn't changed ("<text:span text:style-name="T8">abcde</text:span>").</text:p>
      <text:p text:style-name="P9">In the <text:span text:style-name="T7">third modification</text:span> (and the last modification), we have <text:bookmark text:name="MathJax-Element-82-Frame"/><text:bookmark text:name="MathJax-Span-624"/><text:bookmark text:name="MathJax-Span-625"/><text:bookmark text:name="MathJax-Span-626"/><text:span text:style-name="T1">x</text:span><text:bookmark text:name="MathJax-Span-627"/><text:span text:style-name="T5">=</text:span><text:bookmark text:name="MathJax-Span-628"/><text:span text:style-name="T5">3</text:span><text:span text:style-name="T3">�=3</text:span>. Since <text:bookmark text:name="MathJax-Element-83-Frame"/><text:bookmark text:name="MathJax-Span-629"/><text:bookmark text:name="MathJax-Span-630"/><text:bookmark text:name="MathJax-Span-631"/><text:bookmark text:name="MathJax-Span-632"/><text:span text:style-name="T1">l</text:span><text:bookmark text:name="MathJax-Span-633"/><text:span text:style-name="T4">3</text:span><text:bookmark text:name="MathJax-Span-634"/><text:span text:style-name="T5">=</text:span><text:bookmark text:name="MathJax-Span-635"/><text:span text:style-name="T5">3</text:span><text:bookmark text:name="MathJax-Span-636"/><text:span text:style-name="T6">≤</text:span><text:bookmark text:name="MathJax-Span-637"/><text:span text:style-name="T1">x</text:span><text:bookmark text:name="MathJax-Span-638"/><text:span text:style-name="T6">≤</text:span><text:bookmark text:name="MathJax-Span-639"/><text:bookmark text:name="MathJax-Span-640"/><text:span text:style-name="T1">r</text:span><text:bookmark text:name="MathJax-Span-641"/><text:span text:style-name="T4">3</text:span><text:bookmark text:name="MathJax-Span-642"/><text:span text:style-name="T5">=</text:span><text:bookmark text:name="MathJax-Span-643"/><text:span text:style-name="T5">5</text:span><text:span text:style-name="T3">�3=3≤�≤�3=5</text:span>, we find the index <text:bookmark text:name="MathJax-Element-84-Frame"/><text:bookmark text:name="MathJax-Span-644"/><text:bookmark text:name="MathJax-Span-645"/><text:bookmark text:name="MathJax-Span-646"/><text:span text:style-name="T1">i</text:span><text:bookmark text:name="MathJax-Span-647"/><text:span text:style-name="T5">=</text:span><text:bookmark text:name="MathJax-Span-648"/><text:span text:style-name="T5">3</text:span><text:span text:style-name="T3">�=3</text:span>. We reverse the substring from index <text:bookmark text:name="MathJax-Element-85-Frame"/><text:bookmark text:name="MathJax-Span-649"/><text:bookmark text:name="MathJax-Span-650"/><text:bookmark text:name="MathJax-Span-651"/><text:span text:style-name="T1">x</text:span><text:bookmark text:name="MathJax-Span-652"/><text:span text:style-name="T5">=</text:span><text:bookmark text:name="MathJax-Span-653"/><text:span text:style-name="T5">3</text:span><text:span text:style-name="T3">�=3</text:span> to <text:bookmark text:name="MathJax-Element-86-Frame"/><text:bookmark text:name="MathJax-Span-654"/><text:bookmark text:name="MathJax-Span-655"/><text:bookmark text:name="MathJax-Span-656"/><text:bookmark text:name="MathJax-Span-657"/><text:span text:style-name="T1">l</text:span><text:bookmark text:name="MathJax-Span-658"/><text:span text:style-name="T4">3</text:span><text:bookmark text:name="MathJax-Span-659"/><text:span text:style-name="T5">+</text:span><text:bookmark text:name="MathJax-Span-660"/><text:bookmark text:name="MathJax-Span-661"/><text:span text:style-name="T1">r</text:span><text:bookmark text:name="MathJax-Span-662"/><text:span text:style-name="T4">3</text:span><text:bookmark text:name="MathJax-Span-663"/><text:span text:style-name="T6">−</text:span><text:bookmark text:name="MathJax-Span-664"/><text:span text:style-name="T1">x</text:span><text:bookmark text:name="MathJax-Span-665"/><text:span text:style-name="T5">=</text:span><text:bookmark text:name="MathJax-Span-666"/><text:span text:style-name="T5">3</text:span><text:bookmark text:name="MathJax-Span-667"/><text:span text:style-name="T5">+</text:span><text:bookmark text:name="MathJax-Span-668"/><text:span text:style-name="T5">5</text:span><text:bookmark text:name="MathJax-Span-669"/><text:span text:style-name="T6">−</text:span><text:bookmark text:name="MathJax-Span-670"/><text:span text:style-name="T5">3</text:span><text:bookmark text:name="MathJax-Span-671"/><text:span text:style-name="T5">=</text:span><text:bookmark text:name="MathJax-Span-672"/><text:span text:style-name="T5">5</text:span><text:span text:style-name="T3">�3+�3−�=3+5−3=5</text:span>. After this modification, our string is "<text:span text:style-name="T8">abedc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2:43:24.507000000</dc:date>
    <meta:editing-duration>PT7S</meta:editing-duration>
    <meta:editing-cycles>1</meta:editing-cycles>
    <meta:document-statistic meta:table-count="0" meta:image-count="0" meta:object-count="0" meta:page-count="2" meta:paragraph-count="85" meta:word-count="631" meta:character-count="3866" meta:non-whitespace-character-count="3320"/>
    <meta:generator>LibreOffice/7.2.2.2$Windows_X86_64 LibreOffice_project/02b2acce88a210515b4a5bb2e46cbfb63fe97d56</meta:generator>
  </office:meta>
</office:document-meta>
</file>